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728cm" fo:min-width="5.472cm"/>
      <style:paragraph-properties style:writing-mode="lr-tb"/>
    </style:style>
    <style:style style:name="gr2" style:family="graphic" style:parent-style-name="standard">
      <style:graphic-properties draw:marker-end="Arrow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2.128cm" fo:min-width="5.457cm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2.95cm" fo:min-width="5.457cm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2.35cm" fo:min-width="5.5cm"/>
      <style:paragraph-properties style:writing-mode="lr-tb"/>
    </style:style>
    <style:style style:name="gr6" style:family="graphic" style:parent-style-name="standard">
      <style:graphic-properties svg:stroke-color="#ff8000" draw:fill="solid" draw:fill-color="#ffffff" draw:textarea-horizontal-align="justify" draw:textarea-vertical-align="middle" draw:auto-grow-height="false" fo:min-height="0.55cm" fo:min-width="4.7cm"/>
      <style:paragraph-properties style:writing-mode="lr-tb"/>
    </style:style>
    <style:style style:name="gr7" style:family="graphic" style:parent-style-name="standard">
      <style:graphic-properties svg:stroke-color="#ff8000" draw:fill="solid" draw:fill-color="#ffffff" draw:textarea-horizontal-align="justify" draw:textarea-vertical-align="middle" draw:auto-grow-height="false" fo:min-height="0.55cm" fo:min-width="5.457cm"/>
      <style:paragraph-properties style:writing-mode="lr-tb"/>
    </style:style>
    <style:style style:name="gr8" style:family="graphic" style:parent-style-name="standard">
      <style:graphic-properties svg:stroke-color="#ff8000" draw:fill="solid" draw:fill-color="#ffffff" draw:textarea-horizontal-align="justify" draw:textarea-vertical-align="middle" draw:auto-grow-height="false" fo:min-height="0.55cm" fo:min-width="4.9cm"/>
      <style:paragraph-properties style:writing-mode="lr-tb"/>
    </style:style>
    <style:style style:name="gr9" style:family="graphic" style:parent-style-name="standard">
      <style:graphic-properties svg:stroke-color="#ff8000" draw:fill="solid" draw:fill-color="#ffffff" draw:textarea-horizontal-align="justify" draw:textarea-vertical-align="middle" draw:auto-grow-height="false" fo:min-height="0.44cm" fo:min-width="1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32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32pt" style:font-size-asian="10pt" style:font-size-complex="10pt"/>
    </style:style>
    <style:style style:name="P5" style:family="paragraph">
      <loext:graphic-properties draw:fill="solid" draw:fill-color="#ffffff"/>
      <style:paragraph-properties fo:text-align="center" style:writing-mode="lr-tb"/>
      <style:text-properties fo:font-size="32pt" style:font-size-asian="10pt" style:font-size-complex="10pt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24pt" style:font-size-asian="7pt" style:font-size-complex="7pt"/>
    </style:style>
    <style:style style:name="P7" style:family="paragraph"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26pt" style:font-size-asian="15pt" style:font-size-complex="15pt"/>
    </style:style>
    <style:style style:name="T2" style:family="text">
      <style:text-properties fo:font-size="13pt" style:font-size-asian="8pt" style:font-size-complex="8pt"/>
    </style:style>
    <style:style style:name="T3" style:family="text">
      <style:text-properties fo:font-size="10.5pt" style:font-size-asian="5.40000009536743pt" style:font-size-complex="5.40000009536743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1" draw:id="id1" draw:layer="layout" svg:width="5.972cm" svg:height="1.978cm" svg:x="6cm" svg:y="3.022cm">
          <text:p text:style-name="P1"><text:span text:style-name="T1">N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8.986cm" svg:y1="5cm" svg:x2="8.978cm" svg:y2="6.022cm" draw:start-shape="id1" draw:start-glue-point="2" draw:end-shape="id2" draw:end-glue-point="0" svg:d="M8986 5000v511h-8v511" svg:viewBox="0 0 9 1023">
          <text:p/>
        </draw:connector>
        <draw:custom-shape draw:style-name="gr3" draw:text-style-name="P2" xml:id="id2" draw:id="id2" draw:layer="layout" svg:width="5.957cm" svg:height="2.378cm" svg:x="6cm" svg:y="6.022cm">
          <text:p text:style-name="P1"><text:span text:style-name="T1">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7" draw:id="id7" draw:layer="layout" svg:width="5.957cm" svg:height="2.378cm" svg:x="2cm" svg:y="9.6cm">
          <text:p text:style-name="P1"><text:span text:style-name="T1">CHA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4" draw:id="id4" draw:layer="layout" svg:width="5.957cm" svg:height="2.378cm" svg:x="10cm" svg:y="9.6cm">
          <text:p text:style-name="P1"><text:span text:style-name="T1">DISCHA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957cm" svg:height="3.2cm" svg:x="6cm" svg:y="14cm">
          <text:p text:style-name="P1"><text:span text:style-name="T1">NACHLAU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1" draw:id="id11" draw:layer="layout" svg:width="6cm" svg:height="2.6cm" svg:x="6cm" svg:y="19.6cm">
          <text:p text:style-name="P1"><text:span text:style-name="T1">SHUT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3.2cm" svg:y1="16.689cm" svg:x2="15.957cm" svg:y2="10.789cm" draw:start-shape="id3" draw:start-glue-point="7" draw:end-shape="id4" draw:end-glue-point="1" svg:d="M13200 16689h3257v-5900h-500" svg:viewBox="0 0 3258 5901">
          <text:p/>
        </draw:connector>
        <draw:custom-shape draw:style-name="gr6" draw:text-style-name="P5" draw:layer="layout" svg:width="5.2cm" svg:height="0.8cm" svg:x="6.4cm" svg:y="19.6cm">
          <text:p text:style-name="P4"><text:span text:style-name="T2">EepWrite(Capacit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8.978cm" svg:y1="8.4cm" svg:x2="8.978cm" svg:y2="13.2cm" draw:start-shape="id2" draw:start-glue-point="2" draw:end-shape="id5" draw:end-glue-point="0" svg:d="M8978 8400v4800" svg:viewBox="0 0 1 4801">
          <text:p/>
        </draw:connector>
        <draw:custom-shape draw:style-name="gr6" draw:text-style-name="P5" draw:layer="layout" svg:width="5.2cm" svg:height="0.8cm" svg:x="6.4cm" svg:y="21.4cm">
          <text:p text:style-name="P4"><text:span text:style-name="T2">Power 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5" draw:id="id5" draw:layer="layout" svg:width="5.957cm" svg:height="0.8cm" svg:x="6cm" svg:y="13.2cm">
          <text:p text:style-name="P4"><text:span text:style-name="T2">Ctr_NL =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4cm" svg:height="0.8cm" svg:x="10.232cm" svg:y="9.639cm">
          <text:p text:style-name="P4"><text:span text:style-name="T3">BatteryStatus |= </text:span><text:span text:style-name="T3"><text:line-break/></text:span><text:span text:style-name="T3">BATT_STAT_DISCHAR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6" draw:id="id6" draw:layer="layout" svg:width="3cm" svg:height="1.378cm" svg:x="4.6cm" svg:y="16.022cm">
          <text:p text:style-name="P7"><text:span text:style-name="T4">Current &gt; 2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9" draw:layer="layout" svg:x1="4.6cm" svg:y1="16.711cm" svg:x2="2cm" svg:y2="10.789cm" draw:start-shape="id6" draw:start-glue-point="5" draw:end-shape="id7" draw:end-glue-point="3" svg:d="M4600 16711h-3102v-5922h502" svg:viewBox="0 0 3103 5923">
          <text:p/>
        </draw:connector>
        <draw:custom-shape draw:style-name="gr9" draw:text-style-name="P8" xml:id="id3" draw:id="id3" draw:layer="layout" svg:width="3cm" svg:height="1.378cm" svg:x="10.2cm" svg:y="16cm">
          <text:p text:style-name="P7"><text:span text:style-name="T4">Current &lt; -3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xml:id="id8" draw:id="id8" draw:layer="layout" svg:width="3cm" svg:height="1.378cm" svg:x="11.4cm" svg:y="11.6cm">
          <text:p text:style-name="P7"><text:span text:style-name="T4">Current &gt; -2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xml:id="id9" draw:id="id9" draw:layer="layout" svg:width="3cm" svg:height="1.378cm" svg:x="3.4cm" svg:y="11.622cm">
          <text:p text:style-name="P7"><text:span text:style-name="T4">Current &lt;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9" draw:layer="layout" svg:x1="12.9cm" svg:y1="12.978cm" svg:x2="11.957cm" svg:y2="13.6cm" draw:start-shape="id8" draw:start-glue-point="6" draw:end-shape="id5" draw:end-glue-point="1" svg:d="M12900 12978v622h-943" svg:viewBox="0 0 944 623">
          <text:p/>
        </draw:connector>
        <draw:connector draw:style-name="gr10" draw:text-style-name="P9" draw:layer="layout" svg:x1="4.9cm" svg:y1="13cm" svg:x2="6cm" svg:y2="13.6cm" draw:start-shape="id9" draw:start-glue-point="6" draw:end-shape="id5" draw:end-glue-point="3" svg:d="M4900 13000v600h1100" svg:viewBox="0 0 1101 601">
          <text:p/>
        </draw:connector>
        <draw:custom-shape draw:style-name="gr9" draw:text-style-name="P8" xml:id="id10" draw:id="id10" draw:layer="layout" svg:width="3cm" svg:height="1.378cm" svg:x="7.4cm" svg:y="17cm">
          <text:p text:style-name="P7"><text:span text:style-name="T4">Ctr_NL &gt; 12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9" draw:layer="layout" draw:line-skew="-0.502cm" svg:x1="10.4cm" svg:y1="17.689cm" svg:x2="9cm" svg:y2="19.6cm" draw:start-shape="id10" draw:start-glue-point="7" draw:end-shape="id11" draw:end-glue-point="0" svg:d="M10400 17689v1301h-1400v610" svg:viewBox="0 0 1401 1912">
          <text:p/>
        </draw:connector>
        <draw:custom-shape draw:style-name="gr7" draw:text-style-name="P5" xml:id="id12" draw:id="id12" draw:layer="layout" svg:width="5.957cm" svg:height="0.8cm" svg:x="6cm" svg:y="14cm">
          <text:p text:style-name="P4"><text:span text:style-name="T2">Ctr_NL+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9" draw:layer="layout" draw:line-skew="-1.698cm" svg:x1="7.4cm" svg:y1="17.689cm" svg:x2="6cm" svg:y2="14.4cm" draw:start-shape="id10" draw:start-glue-point="5" draw:end-shape="id12" draw:end-glue-point="3" svg:d="M7400 17689h-3600v-3289h2200" svg:viewBox="0 0 3601 3290">
          <text:p/>
        </draw:connector>
        <draw:custom-shape draw:style-name="gr8" draw:text-style-name="P5" draw:layer="layout" svg:width="5.4cm" svg:height="0.8cm" svg:x="2.4cm" svg:y="9.6cm">
          <text:p text:style-name="P4"><text:span text:style-name="T3">BatteryStatus </text:span><text:span text:style-name="T3">&amp;= </text:span><text:span text:style-name="T3"><text:line-break/></text:span><text:span text:style-name="T3">!</text:span><text:span text:style-name="T3">BATT_STAT_</text:span><text:span text:style-name="T3">DISCHARGIN</text:span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5.4cm" svg:height="0.8cm" svg:x="6.4cm" svg:y="7.6cm">
          <text:p text:style-name="P4"><text:span text:style-name="T3">BatteryStatus |= </text:span><text:span text:style-name="T3"><text:line-break/></text:span><text:span text:style-name="T3">BATT_STAT_INI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8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4.869cm" svg:height="7.575cm" svg:x="3.065cm" svg:y="2.485cm"/>
      <draw:page-thumbnail draw:layer="backgroundobjects" svg:width="4.869cm" svg:height="7.575cm" svg:x="3.065cm" svg:y="11.061cm"/>
      <draw:page-thumbnail draw:layer="backgroundobjects" svg:width="4.869cm" svg:height="7.575cm" svg:x="3.065cm" svg:y="19.637cm"/>
      <draw:page-thumbnail draw:layer="backgroundobjects" svg:width="4.869cm" svg:height="7.575cm" svg:x="13.065cm" svg:y="2.485cm"/>
      <draw:page-thumbnail draw:layer="backgroundobjects" svg:width="4.869cm" svg:height="7.575cm" svg:x="13.065cm" svg:y="11.061cm"/>
      <draw:page-thumbnail draw:layer="backgroundobjects" svg:width="4.869cm" svg:height="7.575cm" svg:x="13.065cm" svg:y="19.637cm"/>
    </style:handout-master>
    <style:master-page style:name="Standard" style:page-layout-name="PM1" draw:style-name="Mdp1">
      <draw:frame presentation:style-name="Standard-title" draw:layer="backgroundobjects" svg:width="16.199cm" svg:height="4.674cm" svg:x="0.9cm" svg:y="1.116cm" presentation:class="title" presentation:placeholder="true">
        <draw:text-box/>
      </draw:frame>
      <draw:frame presentation:style-name="Standard-outline1" draw:layer="backgroundobjects" svg:width="16.199cm" svg:height="16.238cm" svg:x="0.9cm" svg:y="6.551cm" presentation:class="outline" presentation:placeholder="true">
        <draw:text-box/>
      </draw:frame>
      <draw:frame presentation:style-name="Mpr1" draw:text-style-name="MP2" draw:layer="backgroundobjects" svg:width="4.193cm" svg:height="1.929cm" svg:x="0.9cm" svg:y="25.5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705cm" svg:height="1.929cm" svg:x="6.156cm" svg:y="25.5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193cm" svg:height="1.929cm" svg:x="12.906cm" svg:y="25.50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23:24:51.439995432</meta:creation-date>
    <dc:date>2025-02-27T22:46:13.602618550</dc:date>
    <meta:editing-duration>PT32M47S</meta:editing-duration>
    <meta:editing-cycles>5</meta:editing-cycles>
    <meta:generator>LibreOffice/6.4.7.2$Linux_X86_64 LibreOffice_project/40$Build-2</meta:generator>
    <meta:document-statistic meta:object-count="49"/>
  </office:meta>
</office:document-meta>
</file>